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5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7];[$dropdowns.A:.C];2;0)" office:value-type="float" office:value="10" calcext:value-type="float">
            <text:p>10</text:p>
          </table:table-cell>
          <table:table-cell table:formula="of:=VLOOKUP([.L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2];[$dropdowns.A:.C];2;0)" office:value-type="float" office:value="10" calcext:value-type="float">
            <text:p>10</text:p>
          </table:table-cell>
          <table:table-cell table:formula="of:=VLOOKUP([.L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2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J141:items.K144 items.K138:items.K140 items.K120:items.K136 items.J2:items.J8 items.G9:items.J9 items.G26:items.J30 items.J15:items.J25 items.J31:items.J45 items.G55:items.J56 items.J47:items.J54 items.G59:items.J60 items.J57:items.J58 items.J61:items.J140 items.G72:items.I73 items.G65:items.I67 items.G62:items.I63 items.K2:items.K118 items.D1:items.E144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6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mix01</text:p>
          </table:table-cell>
          <table:table-cell table:style-name="ce45" office:value-type="string" calcext:value-type="string">
            <text:p>mix02</text:p>
          </table:table-cell>
          <table:table-cell table:style-name="ce45" office:value-type="string" calcext:value-type="string">
            <text:p>mix03</text:p>
          </table:table-cell>
          <table:table-cell table:style-name="ce45" office:value-type="string" calcext:value-type="string">
            <text:p>mix04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37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37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8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1:colours.XFD1048576 colours.AP133:colours.AP160 colours.B90:colours.O90 colours.A161:colours.AG1048576 colours.C21:colours.O89 colours.C91:colours.O104 colours.C145:colours.AG158 colours.B159:colours.AG160 colours.AJ134:colours.AO159 colours.B104:colours.B107 colours.AI133:colours.AO133 colours.BE21:colours.BH21 colours.BJ21:colours.XFD21 colours.AQ133:colours.AR133 colours.AW21:colours.BD22 colours.BE22:colours.XFD22 colours.CY116:colours.XFD118 colours.AH145:colours.AH1048576 colours.AI160:colours.AO160 colours.AJ66:colours.AP108 colours.C116:colours.AH144 colours.AJ117:colours.AP132 colours.AJ110:colours.AP112 colours.AQ160:colours.AS160 colours.AI109:colours.AS109 colours.AI116:colours.AS116 colours.DC119:colours.XFD160 colours.AW66:colours.DB108 colours.AW117:colours.CX159 colours.AW110:colours.DB112 colours.AV109:colours.DB109 colours.AV116:colours.CX116 colours.DC23:colours.XFD115 colours.AV114:colours.DB115 colours.AV160:colours.DB160 colours.CY119:colours.DB159 colours.AT113:colours.DB113 colours.C105:colours.AH114 colours.AI113:colours.AS114 colours.C115:colours.AU115 colours.AJ45:colours.AP64 colours.AW45:colours.DB64 colours.AI65:colours.DB65 colours.A21:colours.A54 colours.P22:colours.Q104 colours.R21:colours.AH104 colours.AJ21:colours.AP43 colours.AW23:colours.DB43 colours.AI44:colours.DB44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4:colours.AP159 colours.AP117:colours.AP132 colours.AK22:colours.AP22 colours.AP110:colours.AP112 colours.AK134:colours.AL159 colours.AK117:colours.AL132 colours.AK66:colours.AL108 colours.AP66:colours.AP108 colours.AK110:colours.AL112 colours.AM24:colours.AO24 colours.AM26:colours.AO26 colours.AM28:colours.AO28 colours.AM30:colours.AO30 colours.AM32:colours.AO32 colours.AM34:colours.AO34 colours.AM36:colours.AO36 colours.AM38:colours.AO38 colours.AM40:colours.AO40 colours.AM42:colours.AO42 colours.AM45:colours.AO45 colours.AM47:colours.AO47 colours.AM49:colours.AO49 colours.AM51:colours.AO51 colours.AM53:colours.AO53 colours.AM55:colours.AO55 colours.AM57:colours.AO57 colours.AM59:colours.AO59 colours.AM61:colours.AO61 colours.AM63:colours.AO63 colours.AM66:colours.AO66 colours.AM68:colours.AO68 colours.AM70:colours.AO70 colours.AM72:colours.AO72 colours.AM74:colours.AO74 colours.AM76:colours.AO76 colours.AM78:colours.AO78 colours.AM80:colours.AO80 colours.AM82:colours.AO82 colours.AM84:colours.AO84 colours.AM86:colours.AO86 colours.AM88:colours.AO88 colours.AM90:colours.AO90 colours.AM92:colours.AO92 colours.AM94:colours.AO94 colours.AM96:colours.AO96 colours.AM98:colours.AO98 colours.AM100:colours.AO100 colours.AM102:colours.AO102 colours.AM104:colours.AO104 colours.AM106:colours.AO106 colours.AM108:colours.AO108 colours.AM110:colours.AO110 colours.AM112:colours.AO112 colours.AM116:colours.AO116 colours.AM118:colours.AO118 colours.AM120:colours.AO120 colours.AM122:colours.AO122 colours.AM124:colours.AO124 colours.AM126:colours.AO126 colours.AM128:colours.AO128 colours.AM130:colours.AO130 colours.AM132:colours.AO132 colours.AM134:colours.AO134 colours.AM136:colours.AO136 colours.AM138:colours.AO138 colours.AM140:colours.AO140 colours.AM142:colours.AO142 colours.AM144:colours.AO144 colours.AM146:colours.AO146 colours.AM148:colours.AO148 colours.AM150:colours.AO150 colours.AM152:colours.AO152 colours.AM154:colours.AO154 colours.AM156:colours.AO156 colours.AM158:colours.AO158 colours.AM160:colours.AO160 colours.AK45:colours.AL64 colours.AP45:colours.AP64 colours.AK23:colours.AL43 colours.AP23:colours.AP43">
            <calcext:condition calcext:apply-style-name="ConditionalStyle_10" calcext:value="&gt;0" calcext:base-cell-address="colours.AK22"/>
          </calcext:conditional-format>
          <calcext:conditional-format calcext:target-range-address="colours.AI134:colours.AI159 colours.AQ134:colours.AR159 colours.AI117:colours.AI132 colours.AQ117:colours.AR132 colours.AI66:colours.AI108 colours.AQ66:colours.AR108 colours.AI110:colours.AI112 colours.AQ110:colours.AR112 colours.AI45:colours.AI64 colours.AQ45:colours.AR64 colours.AI21:colours.AI43 colours.AQ21:colours.AR43">
            <calcext:condition calcext:apply-style-name="ConditionalStyle_10" calcext:value="&gt;0" calcext:base-cell-address="colours.AI21"/>
          </calcext:conditional-format>
          <calcext:conditional-format calcext:target-range-address="colours.A55:colours.A160">
            <calcext:condition calcext:apply-style-name="ConditionalStyle_10" calcext:value="&gt;0" calcext:base-cell-address="colours.A55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6:colours.BI46 colours.BI48:colours.BI48 colours.BI50:colours.BI50 colours.BI52:colours.BI52 colours.BI54:colours.BI54 colours.BI56:colours.BI56">
            <calcext:condition calcext:apply-style-name="ConditionalStyle_10" calcext:value="&gt;0" calcext:base-cell-address="colours.BI21"/>
          </calcext:conditional-format>
          <calcext:conditional-format calcext:target-range-address="colours.AV117:colours.AV159 colours.AS66:colours.AV108 colours.AV110:colours.AV112 colours.AS117:colours.AS159 colours.AS110:colours.AS112 colours.AT116:colours.AU160 colours.AT109:colours.AU112 colours.AT114:colours.AU114 colours.AS45:colours.AV64 colours.AS21:colours.AV43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bravo" calcext:value-type="string">
            <text:p>bravo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bravo" calcext:value-type="string">
            <text:p>bravo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bravo" calcext:value-type="string">
            <text:p>bravo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bravo" calcext:value-type="string">
            <text:p>bravo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bravo" calcext:value-type="string">
            <text:p>bravo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DB1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42:21.982101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04T08:54:01.317339893</dc:date>
    <meta:editing-cycles>1190</meta:editing-cycles>
    <meta:editing-duration>P119DT6H36M8S</meta:editing-duration>
    <meta:generator>LibreOffice/25.2.5.2$Linux_X86_64 LibreOffice_project/520$Build-2</meta:generator>
    <meta:document-statistic meta:table-count="8" meta:cell-count="22576" meta:object-count="0"/>
    <meta:user-defined meta:name="AppVersion">15.0000</meta:user-defined>
  </office:meta>
</office:document-meta>
</file>